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paragraph-rsid="00199aaf"/>
    </style:style>
    <style:style style:name="P2" style:family="paragraph" style:parent-style-name="Footer">
      <style:paragraph-properties fo:text-align="end" style:justify-single-word="false"/>
    </style:style>
    <style:style style:name="P3" style:family="paragraph" style:parent-style-name="Standard">
      <style:text-properties fo:font-size="10.5pt" style:font-size-asian="10.5pt" style:font-size-complex="10.5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05b160" officeooo:paragraph-rsid="0011be9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1be98" officeooo:paragraph-rsid="0011be9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199aaf" officeooo:paragraph-rsid="00199aaf" style:font-size-asian="12pt" style:font-weight-asian="bold" style:font-size-complex="12pt"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font-size="12pt" fo:font-weight="bold" officeooo:rsid="00061b0d" officeooo:paragraph-rsid="000e98e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officeooo:paragraph-rsid="0011be98" style:font-size-asian="12pt" style:font-size-complex="12pt"/>
    </style:style>
    <style:style style:name="P11" style:family="paragraph" style:parent-style-name="Standard">
      <style:paragraph-properties fo:text-align="justify" style:justify-single-word="false"/>
      <style:text-properties fo:font-size="12pt" officeooo:paragraph-rsid="0005b160" style:font-size-asian="12pt" style:font-size-complex="12pt"/>
    </style:style>
    <style:style style:name="P12" style:family="paragraph" style:parent-style-name="Standard">
      <style:paragraph-properties fo:text-align="justify" style:justify-single-word="false"/>
      <style:text-properties fo:font-size="12pt" officeooo:paragraph-rsid="0016eec7" style:font-size-asian="12pt" style:font-size-complex="12pt"/>
    </style:style>
    <style:style style:name="P13" style:family="paragraph" style:parent-style-name="Standard">
      <style:paragraph-properties fo:text-align="justify" style:justify-single-word="false"/>
      <style:text-properties fo:font-size="12pt" officeooo:paragraph-rsid="000e98ed" style:font-size-asian="12pt" style:font-size-complex="12pt"/>
    </style:style>
    <style:style style:name="P14" style:family="paragraph" style:parent-style-name="Standard">
      <style:paragraph-properties fo:margin-left="0cm" fo:margin-right="0cm" fo:text-align="justify" style:justify-single-word="false" fo:text-indent="0cm" style:auto-text-indent="false"/>
      <style:text-properties fo:font-size="12pt" officeooo:paragraph-rsid="000e98ed" style:font-size-asian="12pt" style:font-size-complex="12pt"/>
    </style:style>
    <style:style style:name="P15" style:family="paragraph" style:parent-style-name="Standard">
      <style:paragraph-properties fo:margin-left="1.251cm" fo:margin-right="0cm" fo:text-align="justify" style:justify-single-word="false" fo:text-indent="0cm" style:auto-text-indent="false"/>
      <style:text-properties fo:font-size="12pt" officeooo:paragraph-rsid="000e98ed" style:font-size-asian="12pt" style:font-size-complex="12pt"/>
    </style:style>
    <style:style style:name="P16" style:family="paragraph" style:parent-style-name="Standard">
      <style:paragraph-properties fo:text-align="justify" style:justify-single-word="false"/>
      <style:text-properties fo:font-size="12pt" officeooo:paragraph-rsid="000bad2a" style:font-size-asian="12pt" style:font-size-complex="12pt"/>
    </style:style>
    <style:style style:name="P17" style:family="paragraph" style:parent-style-name="Standard">
      <style:paragraph-properties fo:text-align="justify" style:justify-single-word="false"/>
      <style:text-properties fo:font-size="12pt" officeooo:paragraph-rsid="00182fcc" style:font-size-asian="12pt" style:font-size-complex="12pt"/>
    </style:style>
    <style:style style:name="P18" style:family="paragraph" style:parent-style-name="Standard">
      <style:paragraph-properties fo:margin-left="1.251cm" fo:margin-right="0cm" fo:text-align="justify" style:justify-single-word="false" fo:text-indent="0cm" style:auto-text-indent="false"/>
      <style:text-properties fo:font-size="12pt" officeooo:paragraph-rsid="00182fcc" style:font-size-asian="12pt" style:font-size-complex="12pt"/>
    </style:style>
    <style:style style:name="P19" style:family="paragraph" style:parent-style-name="Standard">
      <style:paragraph-properties fo:text-align="justify" style:justify-single-word="false"/>
      <style:text-properties fo:font-size="12pt" officeooo:paragraph-rsid="00120208" style:font-size-asian="12pt" style:font-size-complex="12pt"/>
    </style:style>
    <style:style style:name="P20" style:family="paragraph" style:parent-style-name="Standard">
      <style:paragraph-properties fo:text-align="justify" style:justify-single-word="false"/>
      <style:text-properties fo:font-size="12pt" officeooo:paragraph-rsid="000ed173" style:font-size-asian="12pt"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fo:font-size="12pt" officeooo:paragraph-rsid="000ed173"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fo:font-size="12pt" officeooo:paragraph-rsid="005d9e78" style:font-size-asian="12pt" style:font-size-complex="12pt"/>
    </style:style>
    <style:style style:name="P23" style:family="paragraph" style:parent-style-name="Standard">
      <style:paragraph-properties fo:text-align="justify" style:justify-single-word="false"/>
      <style:text-properties fo:font-size="12pt" officeooo:rsid="0003b251" officeooo:paragraph-rsid="0003b251" style:font-size-asian="12pt" style:font-size-complex="12pt"/>
    </style:style>
    <style:style style:name="P24" style:family="paragraph" style:parent-style-name="Standard">
      <style:paragraph-properties fo:text-align="justify" style:justify-single-word="false"/>
      <style:text-properties fo:font-size="12pt" officeooo:rsid="005d9e78" officeooo:paragraph-rsid="005d9e78" style:font-size-asian="12pt" style:font-size-complex="12pt"/>
    </style:style>
    <style:style style:name="P25" style:family="paragraph" style:parent-style-name="Standard">
      <style:paragraph-properties fo:margin-left="1.251cm" fo:margin-right="0cm" fo:text-align="justify" style:justify-single-word="false" fo:text-indent="0cm" style:auto-text-indent="false"/>
      <style:text-properties fo:font-size="12pt" officeooo:rsid="005d9e78" officeooo:paragraph-rsid="005d9e78"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fo:font-size="12pt" officeooo:rsid="005d9e78" officeooo:paragraph-rsid="005d9e78" style:font-size-asian="12pt" style:font-size-complex="12pt"/>
    </style:style>
    <style:style style:name="P27" style:family="paragraph" style:parent-style-name="Standard">
      <style:paragraph-properties fo:text-align="justify" style:justify-single-word="false"/>
      <style:text-properties fo:font-size="12pt" officeooo:rsid="00061b0d" officeooo:paragraph-rsid="00061b0d" style:font-size-asian="12pt" style:font-size-complex="12pt"/>
    </style:style>
    <style:style style:name="P28" style:family="paragraph" style:parent-style-name="Standard">
      <style:paragraph-properties fo:text-align="justify" style:justify-single-word="false"/>
      <style:text-properties fo:font-size="12pt" officeooo:rsid="000bad2a" officeooo:paragraph-rsid="000bad2a"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fo:font-size="12pt" officeooo:rsid="000bad2a" officeooo:paragraph-rsid="00182fcc" style:font-size-asian="12pt" style:font-size-complex="12pt"/>
    </style:style>
    <style:style style:name="P30" style:family="paragraph" style:parent-style-name="Standard">
      <style:paragraph-properties fo:text-align="justify" style:justify-single-word="false"/>
      <style:text-properties fo:font-size="12pt" officeooo:rsid="000bed31" officeooo:paragraph-rsid="000ed173" style:font-size-asian="12pt" style:font-size-complex="12pt"/>
    </style:style>
    <style:style style:name="P31" style:family="paragraph" style:parent-style-name="Standard">
      <style:paragraph-properties fo:margin-left="1.251cm" fo:margin-right="0cm" fo:text-align="justify" style:justify-single-word="false" fo:text-indent="0cm" style:auto-text-indent="false"/>
      <style:text-properties fo:font-size="12pt" officeooo:rsid="000bed31" officeooo:paragraph-rsid="000ed173" style:font-size-asian="12pt" style:font-size-complex="12pt"/>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paragraph-properties fo:text-align="justify" style:justify-single-word="false"/>
      <style:text-properties fo:font-size="12pt" officeooo:rsid="0003b251" officeooo:paragraph-rsid="0011be98" style:font-size-asian="12pt" style:font-size-complex="12pt"/>
    </style:style>
    <style:style style:name="P34" style:family="paragraph" style:parent-style-name="Standard">
      <style:paragraph-properties fo:text-align="justify" style:justify-single-word="false"/>
      <style:text-properties fo:font-size="12pt" officeooo:rsid="000ed173" officeooo:paragraph-rsid="000ed173" style:font-size-asian="12pt" style:font-size-complex="12pt"/>
    </style:style>
    <style:style style:name="P35" style:family="paragraph" style:parent-style-name="Standard">
      <style:paragraph-properties fo:text-align="justify" style:justify-single-word="false"/>
      <style:text-properties fo:font-size="12pt" style:text-underline-style="none" fo:font-weight="normal" officeooo:rsid="0015c60e" officeooo:paragraph-rsid="0011be98"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5d9e78" officeooo:paragraph-rsid="005d9e78"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fo:font-size="12pt" fo:font-weight="normal" officeooo:rsid="005d9e78" officeooo:paragraph-rsid="005d9e78" style:font-size-asian="12pt" style:font-weight-asian="normal" style:font-size-complex="12pt" style:font-weight-complex="normal"/>
    </style:style>
    <style:style style:name="T1" style:family="text">
      <style:text-properties officeooo:rsid="00199aaf"/>
    </style:style>
    <style:style style:name="T2" style:family="text">
      <style:text-properties officeooo:rsid="001d65e9"/>
    </style:style>
    <style:style style:name="T3" style:family="text">
      <style:text-properties officeooo:rsid="0003b251"/>
    </style:style>
    <style:style style:name="T4" style:family="text">
      <style:text-properties officeooo:rsid="0005b160"/>
    </style:style>
    <style:style style:name="T5" style:family="text">
      <style:text-properties officeooo:rsid="00061b0d"/>
    </style:style>
    <style:style style:name="T6" style:family="text">
      <style:text-properties officeooo:rsid="00098b02"/>
    </style:style>
    <style:style style:name="T7" style:family="text">
      <style:text-properties officeooo:rsid="000bad2a"/>
    </style:style>
    <style:style style:name="T8" style:family="text">
      <style:text-properties officeooo:rsid="000e98ed"/>
    </style:style>
    <style:style style:name="T9" style:family="text">
      <style:text-properties fo:font-weight="bold" style:font-weight-asian="bold" style:font-weight-complex="bold"/>
    </style:style>
    <style:style style:name="T10" style:family="text">
      <style:text-properties fo:font-weight="bold" officeooo:rsid="0005b160" style:font-weight-asian="bold" style:font-weight-complex="bold"/>
    </style:style>
    <style:style style:name="T11" style:family="text">
      <style:text-properties fo:font-weight="bold" officeooo:rsid="00061b0d" style:font-weight-asian="bold" style:font-weight-complex="bold"/>
    </style:style>
    <style:style style:name="T12" style:family="text">
      <style:text-properties fo:font-weight="bold" officeooo:rsid="000bad2a" style:font-weight-asian="bold" style:font-weight-complex="bold"/>
    </style:style>
    <style:style style:name="T13" style:family="text">
      <style:text-properties fo:font-weight="bold" officeooo:rsid="005d9e78" style:font-weight-asian="bold" style:font-weight-complex="bold"/>
    </style:style>
    <style:style style:name="T14" style:family="text">
      <style:text-properties fo:font-weight="bold" officeooo:rsid="005f9d01" style:font-weight-asian="bold" style:font-weight-complex="bold"/>
    </style:style>
    <style:style style:name="T15" style:family="text">
      <style:text-properties fo:font-weight="bold" officeooo:rsid="0015c60e" style:font-weight-asian="bold" style:font-weight-complex="bold"/>
    </style:style>
    <style:style style:name="T16" style:family="text">
      <style:text-properties fo:font-weight="bold" officeooo:rsid="0011be98" style:font-weight-asian="bold" style:font-weight-complex="bold"/>
    </style:style>
    <style:style style:name="T17" style:family="text">
      <style:text-properties fo:font-weight="bold" officeooo:rsid="0016eec7" style:font-weight-asian="bold" style:font-weight-complex="bold"/>
    </style:style>
    <style:style style:name="T18" style:family="text">
      <style:text-properties fo:font-weight="bold" officeooo:rsid="00199aaf" style:font-weight-asian="bold" style:font-weight-complex="bold"/>
    </style:style>
    <style:style style:name="T19" style:family="text">
      <style:text-properties fo:font-weight="bold" officeooo:rsid="00182fcc" style:font-weight-asian="bold" style:font-weight-complex="bold"/>
    </style:style>
    <style:style style:name="T20" style:family="text">
      <style:text-properties fo:font-weight="bold" officeooo:rsid="000bed31" style:font-weight-asian="bold" style:font-weight-complex="bold"/>
    </style:style>
    <style:style style:name="T21" style:family="text">
      <style:text-properties officeooo:rsid="000ed173"/>
    </style:style>
    <style:style style:name="T22" style:family="text">
      <style:text-properties fo:font-weight="normal" officeooo:rsid="0015c60e" style:font-weight-asian="normal" style:font-weight-complex="normal"/>
    </style:style>
    <style:style style:name="T23" style:family="text">
      <style:text-properties fo:font-weight="normal" officeooo:rsid="005d9e78" style:font-weight-asian="normal" style:font-weight-complex="normal"/>
    </style:style>
    <style:style style:name="T24" style:family="text">
      <style:text-properties fo:font-weight="normal" officeooo:rsid="00182fcc" style:font-weight-asian="normal" style:font-weight-complex="normal"/>
    </style:style>
    <style:style style:name="T25" style:family="text">
      <style:text-properties fo:font-weight="normal" officeooo:rsid="000bed31" style:font-weight-asian="normal" style:font-weight-complex="normal"/>
    </style:style>
    <style:style style:name="T26" style:family="text">
      <style:text-properties fo:font-weight="normal" officeooo:rsid="000ed173" style:font-weight-asian="normal" style:font-weight-complex="normal"/>
    </style:style>
    <style:style style:name="T27" style:family="text">
      <style:text-properties fo:font-weight="normal" officeooo:rsid="00120208" style:font-weight-asian="normal" style:font-weight-complex="normal"/>
    </style:style>
    <style:style style:name="T28" style:family="text">
      <style:text-properties fo:font-weight="normal" officeooo:rsid="00199aaf" style:font-weight-asian="normal" style:font-weight-complex="normal"/>
    </style:style>
    <style:style style:name="T29" style:family="text">
      <style:text-properties officeooo:rsid="00140190"/>
    </style:style>
    <style:style style:name="T30" style:family="text">
      <style:text-properties officeooo:rsid="0015c60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15c60e" style:font-weight-asian="normal" style:font-weight-complex="normal"/>
    </style:style>
    <style:style style:name="T33" style:family="text">
      <style:text-properties style:text-underline-style="none" fo:font-weight="normal" officeooo:rsid="005d9e78" style:font-weight-asian="normal" style:font-weight-complex="normal"/>
    </style:style>
    <style:style style:name="T34" style:family="text">
      <style:text-properties style:text-underline-style="none" fo:font-weight="normal" officeooo:rsid="0025b6b7" style:font-weight-asian="normal" style:font-weight-complex="normal"/>
    </style:style>
    <style:style style:name="T35" style:family="text">
      <style:text-properties style:text-underline-style="none" fo:font-weight="normal" officeooo:rsid="005f9d01" style:font-weight-asian="normal" style:font-weight-complex="normal"/>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bold" officeooo:rsid="005d9e78" style:font-weight-asian="bold" style:font-weight-complex="bold"/>
    </style:style>
    <style:style style:name="T38" style:family="text">
      <style:text-properties style:text-underline-style="none" fo:font-weight="bold" officeooo:rsid="0015c60e" style:font-weight-asian="bold" style:font-weight-complex="bold"/>
    </style:style>
    <style:style style:name="T39" style:family="text">
      <style:text-properties style:text-underline-style="none" fo:font-weight="bold" officeooo:rsid="0025b6b7" style:font-weight-asian="bold" style:font-weight-complex="bold"/>
    </style:style>
    <style:style style:name="T40" style:family="text">
      <style:text-properties officeooo:rsid="005d9e78"/>
    </style:style>
    <style:style style:name="T41" style:family="text">
      <style:text-properties officeooo:rsid="005f9d01"/>
    </style:style>
    <style:style style:name="T42" style:family="text">
      <style:text-properties officeooo:rsid="0016eec7"/>
    </style:style>
    <style:style style:name="T43" style:family="text">
      <style:text-properties officeooo:rsid="0017289d"/>
    </style:style>
    <style:style style:name="T44" style:family="text">
      <style:text-properties officeooo:rsid="00182fcc"/>
    </style:style>
    <style:style style:name="T45" style:family="text">
      <style:text-properties officeooo:rsid="000be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éthodologie : construire un plan</text:p>
      <text:p text:style-name="P3"/>
      <text:p text:style-name="P4">I. <text:span text:style-name="T3">Principe général</text:span></text:p>
      <text:p text:style-name="P9"/>
      <text:p text:style-name="P23">Un plan de dissertation se compose de grandes parties, <text:span text:style-name="T6">q</text:span>ui se divisent elles-mêmes en sous-parties.</text:p>
      <text:p text:style-name="P23">Généralement, une dissertation se structure en six sous-parties, qu'on peut répartir de deux façons différentes :</text:p>
      <text:p text:style-name="P23"><text:tab/>- soit <text:span text:style-name="T9">trois grandes parties </text:span>divisées chacune en <text:span text:style-name="T9">deux sous-parties</text:span></text:p>
      <text:p text:style-name="P23"><text:tab/>- soit <text:span text:style-name="T9">deux grandes parties</text:span> divisées chacune en <text:span text:style-name="T9">trois sous-parties</text:span></text:p>
      <text:p text:style-name="P23">Le plan en trois grandes parties est conseillé parce qu'il vous empêche de construire votre dissertation autour d'une opposition binaire <text:span text:style-name="T8">(mais </text:span><text:span text:style-name="T40">ce n’est pas une obligation</text:span><text:span text:style-name="T8">)</text:span>.</text:p>
      <text:p text:style-name="P23"/>
      <text:p text:style-name="P33">Nous allons travailler avec l'exemple suivant : « La vérité est-elle relative ? »</text:p>
      <text:p text:style-name="P5"/>
      <text:p text:style-name="P6">II. La construction des parties</text:p>
      <text:p text:style-name="P6"><text:tab/><text:span text:style-name="T30">A. Toujours être dans le sujet</text:span></text:p>
      <text:p text:style-name="P6"/>
      <text:p text:style-name="P10"><text:span text:style-name="T16"><text:tab/></text:span><text:span text:style-name="T22">Un sujet de philosophie vous demandera toujours d’articuler plusieurs concepts ensemble. Par exemple, le sujet « La vérité est-elle relative ? » vous demande d’étudier les rapports entre </text:span><text:span text:style-name="T13">vérité</text:span><text:span text:style-name="T22"> et </text:span><text:span text:style-name="T13">relativité</text:span><text:span text:style-name="T22">; le sujet « faut-il être ignorant pour être heureux ? » vous interroge sur les rapports entre </text:span><text:span text:style-name="T15">bonheur</text:span><text:span text:style-name="T22"> et </text:span><text:span text:style-name="T15">ignorance</text:span><text:span text:style-name="T22">.</text:span></text:p>
      <text:p text:style-name="P10"><text:span text:style-name="T22"><text:tab/>Chacune de vos thèses de parties (et chacune de vos thèses de sous-parties) doit faire référence à </text:span><text:span text:style-name="T15">tous</text:span><text:span text:style-name="T22"> ces concepts. Si on vous interroge sur les rapports entre </text:span><text:span text:style-name="T23">bonheur</text:span><text:span text:style-name="T22"> et </text:span><text:span text:style-name="T23">ignorance</text:span><text:span text:style-name="T22">, une partie ou une sous-partie qui ne parlerait </text:span><text:span text:style-name="T15">que</text:span><text:span text:style-name="T32"> du </text:span><text:span text:style-name="T33">bonheur</text:span><text:span text:style-name="T32"> ou </text:span><text:span text:style-name="T38">que</text:span><text:span text:style-name="T32"> de l’</text:span><text:span text:style-name="T33">ignorance</text:span><text:span text:style-name="T32"> serait hors-sujet.</text:span></text:p>
      <text:p text:style-name="P35"/>
      <text:p text:style-name="P10"><text:span text:style-name="T32"><text:tab/></text:span><text:span text:style-name="T37">B. Construire des thèses complètes et intéressantes</text:span></text:p>
      <text:p text:style-name="P35"/>
      <text:p text:style-name="P22"><text:tab/><text:span text:style-name="T40">Pour trouver les thèses des deux premières parties, vous pouvez vous appuyer sur votre problématique. Vos deux premières parties vont donc consister à développer, analyser et éventuellement critiquer les deux réponses opposées au sujet.</text:span></text:p>
      <text:p text:style-name="P22"><text:span text:style-name="T32"><text:tab/></text:span><text:span text:style-name="T37">Attention :</text:span><text:span text:style-name="T33"> Il faut éviter l’opposition simpliste oui/non ! Certes, chacune de vos thèses penchera, en gros, du côté du non ou du côté du oui. Mais ce qui compte, c’est la </text:span><text:span text:style-name="T37">raison principale</text:span><text:span text:style-name="T33"> pour laquelle vous pencheriez du côté du oui ou du non : c’est cette raison qu’il faut mettre en avant lorsque vous construisez et annoncez votre plan.</text:span></text:p>
      <text:p text:style-name="P35"/>
      <text:p text:style-name="P24"><text:span text:style-name="T32">P</text:span><text:span text:style-name="T31">ar exemple, le plan suivant n’est pas intéressant :</text:span></text:p>
      <text:p text:style-name="P36"><text:tab/>I. La vérité est relative</text:p>
      <text:p text:style-name="P36"><text:tab/>II. La vérité n’est pas relative</text:p>
      <text:p text:style-name="P36">Il faut enrichir ce plan en se demander pourquoi on pourrait affirmer chacune de ces thèses. Par exemple :</text:p>
      <text:p text:style-name="P24"><text:span text:style-name="T31"><text:tab/>I. Chaque homme </text:span><text:span text:style-name="T36">se représente</text:span><text:span text:style-name="T31"> différemment le monde autour de lui</text:span></text:p>
      <text:p text:style-name="P25"><text:span text:style-name="T31">II. Cependant, </text:span><text:span text:style-name="T34">la </text:span><text:span text:style-name="T39">méthode scientifique</text:span><text:span text:style-name="T34"> nous permet de nous </text:span><text:span text:style-name="T39">assurer</text:span><text:span text:style-name="T34"> que notre </text:span><text:span text:style-name="T39">représentation</text:span><text:span text:style-name="T34"> correspond bien à la réalité</text:span></text:p>
      <text:p text:style-name="P26"><text:span text:style-name="T34">I</text:span><text:span text:style-name="T31">ci, j’enrichis mon plan en introduisant des concepts qui n’étaient pas directement inclus dans le sujet (représentation, méthode scientifique, certitude…). </text:span><text:span text:style-name="T35">Je pourrai analyser ces concepts dans mon développement.</text:span></text:p>
      <text:p text:style-name="P6"/>
      <text:p text:style-name="P15"><text:span text:style-name="T14">C</text:span><text:span text:style-name="T15">.</text:span><text:span text:style-name="T9"> </text:span><text:span text:style-name="T10">A</text:span><text:span text:style-name="T9">lle</text:span><text:span text:style-name="T10">r</text:span><text:span text:style-name="T9"> du plus simple au plus compl</text:span><text:span text:style-name="T10">exe</text:span></text:p>
      <text:p text:style-name="P37"/>
      <text:p text:style-name="P22"><text:span text:style-name="T4"><text:tab/></text:span><text:span text:style-name="T41">Dans quel ordre mettre les deux premières thèses ? Dans l’idéal, l</text:span><text:span text:style-name="T4">a thèse de votre première partie </text:span><text:span text:style-name="T41">doit correspondre à</text:span><text:span text:style-name="T4"> </text:span><text:span text:style-name="T41">l</text:span><text:span text:style-name="T4">'</text:span><text:span text:style-name="T10">identifier l'opinion commune</text:span><text:span text:style-name="T4">, c'est-à-dire la réponse au sujet qui semble la plus évidente et vous viendrait naturellement. Le but de votre première partie sera alors de montrer que cette opinion commune ne peut pas tenir à une analyse critique un peu aboutie.</text:span></text:p>
      <text:p text:style-name="P14"/>
      <text:p text:style-name="P11"><text:tab/><text:span text:style-name="T29">Puisque vous avez montré les limites de l’opinion commune, votre seconde partie va proposer une nouvelle réponse au sujet : une thèse moins naïve et plus rigoureuse. Vous pourrez alors commencer à </text:span><text:span text:style-name="T11">aller </text:span><text:soft-page-break/><text:span text:style-name="T11">dans l'abstraction philosophique</text:span><text:span text:style-name="T5">, de façon maîtrisée et construite. C'est ici que vous allez pouvoir construire des analyses et des distinctions conceptuelles, des raisonnements plus abstraits.</text:span></text:p>
      <text:p text:style-name="P11"/>
      <text:p text:style-name="P12"><text:span text:style-name="T41"><text:tab/>Pour construire une troisième partie, </text:span><text:span text:style-name="T42">vous êtes particulièrement libre de diriger votre réflexion dans le sens qui vous convient. Plusieurs possibilités s’offrent à vous :</text:span></text:p>
      <text:p text:style-name="P12"><text:span text:style-name="T42"><text:tab/>- Vous pouvez considérer que la thèse II est elle-même insuffisante. Il va donc falloir construire une thèse III qui réponde aux problèmes posés par les deux précédentes thèses (c’est ce qu’on appelle un </text:span><text:span text:style-name="T17">plan dialectique</text:span><text:span text:style-name="T42">). </text:span><text:span text:style-name="T43">Votre thèse III est donc la solution la plus convaincante que vous pouvez donner à la question qu’on vous pose.</text:span></text:p>
      <text:p text:style-name="P12"><text:span text:style-name="T42"><text:tab/>- Vous pouvez considérer que la thèse II est juste mais incomplète : il faut pousser plus loin. Votre thèse </text:span><text:span text:style-name="T43">III</text:span><text:span text:style-name="T42"> pourra</text:span><text:span text:style-name="T5"> </text:span><text:span text:style-name="T11">tirer les conséquences concrètes, pratiques</text:span><text:span text:style-name="T5">, de ce que </text:span><text:span text:style-name="T42">vous avez développé en </text:span><text:span text:style-name="T43">II</text:span><text:span text:style-name="T42">.</text:span><text:span text:style-name="T5"> L'idée est de </text:span><text:span text:style-name="T42">partir de l’abstraction, et de </text:span><text:span text:style-name="T5">revenir vers le concret, vers le monde « réel ».</text:span></text:p>
      <text:p text:style-name="P27"/>
      <text:p text:style-name="P8"><text:span text:style-name="T30">D</text:span>. Les parties doivent se suivre de façon logique</text:p>
      <text:p text:style-name="P13"/>
      <text:p text:style-name="P27"><text:tab/>Le test ultime pour savoir si votre plan est bon consiste à vous demander s'il aurait eu du sens à mettre la partie 2 avant la partie 1, ou la partie 3 avant la partie 2. S'il n'y a pas d'ordre logique ni de progression, votre plan n'est pas bon : chaque partie doit être à sa place et ouvrir naturellement sur la suivante.</text:p>
      <text:p text:style-name="P27"/>
      <text:p text:style-name="P16"><text:span text:style-name="T16">III</text:span><text:span text:style-name="T12">. </text:span><text:span text:style-name="T16">Construction des </text:span><text:span text:style-name="T18">sous-parties</text:span></text:p>
      <text:p text:style-name="P28"/>
      <text:p text:style-name="P17"><text:span text:style-name="T7">Une fois que vous avez trouvé vos deux ou trois grandes parties, vous allez </text:span><text:span text:style-name="T12">chercher les sous-parties à développer</text:span><text:span text:style-name="T7">. </text:span><text:span text:style-name="T44">Vous avez plusieurs façons de trouver vos sous-parties en fonction de votre thèse de partie ; en voici q</text:span><text:span text:style-name="T1">uelques-unes </text:span><text:span text:style-name="T44">:</text:span></text:p>
      <text:p text:style-name="P18"><text:span text:style-name="T44">- une </text:span><text:span text:style-name="T19">progression critique</text:span><text:span text:style-name="T44"> : vous commencez par justifiez votre thèse de partie : vous argumentez, vous définissez, vous raisonnez, vous faites des distinctions conceptuelles… Et dans une deuxième sous-partie, vous étudiez les </text:span><text:span text:style-name="T24">limites</text:span><text:span text:style-name="T44"> de cette thèse : pourquoi ne répond-elle pas complètement au sujet ? Quels sont les problèmes qu’elle pose ?</text:span></text:p>
      <text:p text:style-name="P18"><text:span text:style-name="T7">- </text:span><text:span text:style-name="T44">une </text:span><text:span text:style-name="T19">progression par accumulation</text:span><text:span text:style-name="T44"> : chaque sous-partie présente un argument pour votre thèse de partie. Vous mettez le plus faible d’abord, le plus fort ensuite. Attention, n’abusez pas de ces accumulations !</text:span></text:p>
      <text:p text:style-name="P18"><text:span text:style-name="T44">- une </text:span><text:span text:style-name="T19">progression par raisonnement</text:span><text:span text:style-name="T44"> : chaque sous-partie représente une étape de votre raisonnement</text:span></text:p>
      <text:p text:style-name="P18"><text:span text:style-name="T44">- une </text:span><text:span text:style-name="T19">progression par redéfinition</text:span><text:span text:style-name="T44"> : la première sous-partie est consacrée à une mise au point conceptuelle sur un des termes du sujet, dont vous changez le sens de façon très claire et explicite. La deuxième sous-partie montre les conséquences de cette redéfinition.</text:span></text:p>
      <text:p text:style-name="P18"><text:span text:style-name="T44">- </text:span><text:span text:style-name="T1">etc.</text:span></text:p>
      <text:p text:style-name="P29"/>
      <text:p text:style-name="P19"><text:span text:style-name="T21">Pensez également à faire progresser vos sous-parties de façon satisfaisante : utilisez pour ce faire le test décrit en I</text:span><text:span text:style-name="T1">I-D</text:span><text:span text:style-name="T21">, demandez-vous si vous auriez pu les disposer dans un ordre différent.</text:span></text:p>
      <text:p text:style-name="P28"/>
      <text:p text:style-name="P7">IV. Terminer le plan détaillé</text:p>
      <text:p text:style-name="P28"/>
      <text:p text:style-name="P20"><text:span text:style-name="T21">Ensuite, </text:span><text:span text:style-name="T1">toujours au brouillon, </text:span><text:span text:style-name="T21">ch</text:span><text:span text:style-name="T1">erchez</text:span><text:span text:style-name="T21"> :</text:span></text:p>
      <text:p text:style-name="P31">- <text:span text:style-name="T21">vos développements : allez-vous utilisez un raisonnement, une référence, une distinction conceptuelle ? Notez-le avec précision</text:span></text:p>
      <text:p text:style-name="P21"><text:span text:style-name="T45">- vos </text:span><text:span text:style-name="T20">transitions </text:span><text:span text:style-name="T25">: </text:span><text:span text:style-name="T26">vous vous assurez que votre progression logique a du sens. </text:span><text:span text:style-name="T27">Attention aux transitions artificielles, qui se contentent de répéter la thèse qui va suivre </text:span><text:span text:style-name="T28">sous forme interrogative (du type « mais ne pourrait-on pas dire que X ? », juste avant de poser la thèse X).</text:span><text:span text:style-name="T27"> </text:span><text:span text:style-name="T28">V</text:span><text:span text:style-name="T27">otre transition </text:span><text:span text:style-name="T28">doit exprimer un acte intellectuel de réflexion : on doit comprendre le raisonnement logique qui vous force à passer d’une idée à l’autre.</text:span></text:p>
      <text:p text:style-name="P30"/>
      <text:p text:style-name="P34">Si vous avez du temps, vous pouvez également préparer vos conclus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199aaf"/>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11-24T23:19:35</meta:creation-date>
    <dc:date>2023-03-14T15:36:35.377000000</dc:date>
    <meta:editing-duration>PT2H51M54S</meta:editing-duration>
    <meta:editing-cycles>19</meta:editing-cycles>
    <meta:generator>LibreOffice/7.2.5.2$Windows_X86_64 LibreOffice_project/499f9727c189e6ef3471021d6132d4c694f357e5</meta:generator>
    <meta:document-statistic meta:table-count="0" meta:image-count="0" meta:object-count="0" meta:page-count="2" meta:paragraph-count="44" meta:word-count="1076" meta:character-count="6660" meta:non-whitespace-character-count="5611"/>
  </office:meta>
</office:document-meta>
</file>